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-0.3854in" fo:text-indent="0in" style:auto-text-indent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0.2189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218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4"/>
    <style:style style:name="P7" style:family="paragraph" style:parent-style-name="Standard">
      <style:paragraph-properties>
        <style:tab-stops>
          <style:tab-stop style:position="0.2189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0102in" fo:margin-right="0in" fo:text-indent="0in" style:auto-text-indent="false">
        <style:tab-stops>
          <style:tab-stop style:position="0.75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5"/><text:tab/><text:tab/><text:tab/><text:tab/> <text:s text:c="5"/>P.MAHARANI</text:p>
      <text:p text:style-name="P2"><text:tab/><text:tab/><text:tab/><text:tab/><text:tab/><text:tab/><text:tab/><text:tab/><text:tab/><text:tab/> <text:s text:c="5"/>E4/4 ICL COLONY</text:p>
      <text:p text:style-name="P2"><text:tab/><text:tab/><text:tab/><text:tab/><text:tab/><text:tab/><text:tab/><text:tab/><text:tab/><text:tab/> <text:s text:c="5"/>T.S.N.Nagar</text:p>
      <text:p text:style-name="P2"><text:tab/><text:tab/><text:tab/><text:tab/><text:tab/><text:tab/><text:tab/><text:tab/><text:tab/><text:tab/> <text:s text:c="6"/>Dalavoi</text:p>
      <text:p text:style-name="P2"><text:tab/><text:tab/><text:tab/><text:tab/><text:tab/><text:tab/><text:tab/><text:tab/><text:tab/><text:tab/> <text:s text:c="6"/>Ariyalur DT-621730</text:p>
      <text:p text:style-name="P2"><text:tab/><text:tab/><text:tab/><text:tab/><text:tab/><text:tab/><text:tab/><text:tab/><text:tab/><text:tab/> <text:s text:c="6"/>TamilNadu</text:p>
      <text:p text:style-name="P2"><text:tab/><text:tab/><text:tab/><text:tab/><text:tab/><text:tab/><text:tab/><text:tab/><text:tab/><text:tab/> <text:s text:c="6"/>Mobile.no-9442089564</text:p>
      <text:p text:style-name="P2"><text:tab/><text:tab/><text:tab/><text:tab/><text:tab/><text:tab/><text:tab/><text:tab/><text:tab/><text:tab/> <text:s text:c="6"/>E-mail ID-maha.infotec@<text:tab/><text:tab/><text:tab/><text:tab/><text:tab/><text:tab/><text:tab/><text:tab/><text:tab/><text:tab/><text:tab/><text:tab/><text:tab/><text:tab/>gmail.com</text:p>
      <text:p text:style-name="Standard"><text:tab/><text:tab/><text:tab/><text:tab/><text:tab/><text:tab/><text:tab/><text:tab/><text:tab/><text:tab/> <text:s text:c="5"/><text:tab/><text:tab/><text:tab/><text:tab/></text:p>
      <text:p text:style-name="Standard"/>
      <text:p text:style-name="Standard"/>
      <text:p text:style-name="P1">Objective:</text:p>
      <text:p text:style-name="Standard"><text:s/><text:tab/><text:tab/><text:tab/></text:p>
      <text:p text:style-name="Standard"><text:tab/> To learn and function effectively in an organization and able to deliver to the bottomline .To constantly upgrade my knowledge and skills and make a difference in whatever I do.</text:p>
      <text:p text:style-name="Standard"/>
      <text:p text:style-name="P1">Profile:</text:p>
      <text:p text:style-name="Standard"/>
      <text:p text:style-name="Standard"><text:tab/>Young,Dynamic,Energetic,hard and soft working,result oriented .</text:p>
      <text:p text:style-name="Standard"/>
      <text:p text:style-name="P1">Skills: </text:p>
      <text:p text:style-name="Standard"><text:tab/></text:p>
      <text:list xml:id="list38595511" text:style-name="L4">
        <text:list-item>
          <text:p text:style-name="P6">Ability to work under a team.</text:p>
        </text:list-item>
        <text:list-item>
          <text:p text:style-name="P6">Ability to work under pressure.</text:p>
        </text:list-item>
        <text:list-item>
          <text:p text:style-name="P6">Ability to handle crisis.</text:p>
        </text:list-item>
        <text:list-item>
          <text:p text:style-name="P6">Ability to travel anywhere.</text:p>
        </text:list-item>
      </text:list>
      <text:p text:style-name="Standard"/>
      <text:p text:style-name="P1">Qualification:</text:p>
      <text:p text:style-name="Standard"/>
      <text:p text:style-name="Standard"><text:tab/><text:tab/></text:p>
      <text:p text:style-name="Standard"/>
      <text:p text:style-name="P1">2012 <text:s text:c="3"/><text:tab/>B.Sc Information Technology</text:p>
      <text:p text:style-name="P1"><text:span text:style-name="T4"><text:tab/><text:tab/>From Dhanalakshmi Srinivasan college of arts and science </text:span></text:p>
      <text:p text:style-name="P1"><text:span text:style-name="T4"><text:tab/><text:tab/>Perambalur. Affiliated to Bharathidhasan University </text:span></text:p>
      <text:p text:style-name="P1"><text:span text:style-name="T4"><text:tab/><text:tab/>an aggregate of 76.5%(upto 5</text:span><text:span text:style-name="T5">th</text:span><text:span text:style-name="T4"> semester).</text:span></text:p>
      <text:p text:style-name="P1"/>
      <text:p text:style-name="P4">2009<text:tab/><text:tab/>H.S.C <text:s/><text:span text:style-name="T4">from </text:span><text:tab/><text:span text:style-name="T4">Vidhya mandir matric higher secondary school</text:span></text:p>
      <text:p text:style-name="P7"><text:tab/><text:tab/><text:tab/>Alathiyurand secured an aggregate of 73%.</text:p>
      <text:p text:style-name="P7"/>
      <text:p text:style-name="P5"><text:span text:style-name="T1">2007</text:span><text:tab/><text:tab/><text:span text:style-name="T1">S.S.L.C</text:span> <text:span text:style-name="T3">from Immaculate matriculation school</text:span></text:p>
      <text:p text:style-name="P5"><text:span text:style-name="T3"><text:tab/><text:tab/><text:tab/>dalavoi and secured an aggregate of 84%.</text:span></text:p>
      <text:p text:style-name="P5"><text:tab/><text:tab/><text:tab/></text:p>
      <text:p text:style-name="P5"><text:soft-page-break/></text:p>
      <text:p text:style-name="P5"/>
      <text:p text:style-name="P4">Additional Qualification: </text:p>
      <text:p text:style-name="P4"><text:tab/><text:tab/> </text:p>
      <text:p text:style-name="P4"><text:span text:style-name="T4"><text:tab/><text:tab/> <text:s text:c="2"/>Web designing,c ,c++,Multimedia.</text:span></text:p>
      <text:p text:style-name="P4"><text:span text:style-name="T4"/></text:p>
      <text:p text:style-name="P4">Area of interest:</text:p>
      <text:p text:style-name="P4"><text:tab/><text:tab/><text:tab/></text:p>
      <text:p text:style-name="P4"><text:tab/><text:tab/> <text:s/><text:span text:style-name="T4">C,C++,PHP.</text:span></text:p>
      <text:p text:style-name="P4"><text:span text:style-name="T4"/></text:p>
      <text:p text:style-name="P4">Personal Details:</text:p>
      <text:p text:style-name="P4"><text:tab/><text:tab/></text:p>
      <text:p text:style-name="P8"><text:tab/><text:tab/><text:span text:style-name="T4">Father name</text:span><text:span text:style-name="T3"><text:tab/><text:tab/> <text:s/>: <text:s/></text:span><text:span text:style-name="T4">E.Ponnukutti</text:span></text:p>
      <text:p text:style-name="P8"><text:span text:style-name="T4"><text:tab/><text:tab/>Date of birth<text:tab/><text:tab/> <text:s/>: <text:s/>27.05.1991</text:span></text:p>
      <text:p text:style-name="P8"><text:span text:style-name="T4"><text:tab/><text:tab/>Nationality<text:tab/><text:tab/> <text:s/>: <text:s/>Indian</text:span></text:p>
      <text:p text:style-name="P8"><text:span text:style-name="T4"><text:tab/><text:tab/>Marital status<text:tab/><text:tab/> <text:s/>: <text:s/>Single</text:span></text:p>
      <text:p text:style-name="P8"><text:span text:style-name="T4"><text:tab/><text:tab/>Languages known<text:tab/> <text:s/>: <text:s/>Tamil,English</text:span></text:p>
      <text:p text:style-name="P8"><text:span text:style-name="T4"><text:tab/><text:tab/>Permanent address<text:tab/> <text:s/>: <text:s text:c="2"/>E4/4 ICL Colony</text:span></text:p>
      <text:p text:style-name="P8"><text:span text:style-name="T4"><text:tab/><text:tab/><text:tab/><text:tab/><text:tab/> <text:s text:c="4"/>T.S.N.Nagar</text:span></text:p>
      <text:p text:style-name="P8"><text:span text:style-name="T4"><text:tab/><text:tab/><text:tab/><text:tab/><text:tab/> <text:s text:c="5"/>Dalavoi</text:span></text:p>
      <text:p text:style-name="P8"><text:span text:style-name="T4"><text:tab/><text:tab/><text:tab/><text:tab/><text:tab/> <text:s text:c="5"/>Ariyalur dt-621730.</text:span></text:p>
      <text:p text:style-name="P8"><text:span text:style-name="T4"/></text:p>
      <text:p text:style-name="P8">Declaration:<text:tab/></text:p>
      <text:p text:style-name="P8"><text:span text:style-name="T4"><text:tab/><text:tab/><text:tab/><text:tab/><text:tab/> <text:s/><text:tab/></text:span><text:span text:style-name="T3"><text:tab/></text:span></text:p>
      <text:p text:style-name="P8"><text:span text:style-name="T3"><text:tab/></text:span><text:span text:style-name="T4"><text:tab/>I hereby declare that the particulars of information and facts stated here n above are true,correctand complete to the best of my <text:s/>knowledge and belief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Place:Dalavoi<text:tab/><text:tab/><text:tab/><text:tab/><text:tab/><text:tab/><text:tab/><text:tab/><text:tab/>Maharani.P</text:span></text:p>
      <text:p text:style-name="P8"><text:span text:style-name="T4">Dat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20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19T09:20:25.03</meta:creation-date>
    <dc:date>2012-05-24T19:17:40.54</dc:date>
    <meta:editing-duration>PT00H59M55S</meta:editing-duration>
    <meta:editing-cycles>2</meta:editing-cycles>
    <meta:generator>StarOffice/9$Win32 OpenOffice.org_project/310m11$Build-9399</meta:generator>
    <meta:document-statistic meta:table-count="0" meta:image-count="0" meta:object-count="0" meta:page-count="2" meta:paragraph-count="53" meta:word-count="197" meta:character-count="1753"/>
  </office:meta>
</office:document-meta>
</file>